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7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7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cm" svg:height="4cm" svg:x="10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.597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cm" svg:height="10cm" svg:x="0.5cm" svg:y="1cm">
          <draw:text-box>
            <text:p><text:span text:style-name="T1">Add Synth</text:span></text:p>
            <text:p/>
            <text:p><text:span text:style-name="T2">Executes createOscillator() in constructor → creates a Add_Synth object </text:span></text:p>
            <text:p><text:span text:style-name="T2"/></text:p>
            <text:p><text:span text:style-name="T2"/></text:p>
            <text:p><text:span text:style-name="T2">All Oscillators get ticked by Synthtick()</text:span></text:p>
            <text:p><text:span text:style-name="T2"/></text:p>
            <text:p><text:span text:style-name="T2">Melody triggers the synthobject and updates with updatePitch. </text:span></text:p>
          </draw:text-box>
        </draw:frame>
        <draw:frame draw:style-name="gr4" draw:text-style-name="P2" draw:layer="layout" svg:width="7.5cm" svg:height="0.962cm" svg:x="10cm" svg:y="3cm">
          <draw:text-box>
            <text:p>Oscillator 1</text:p>
          </draw:text-box>
        </draw:frame>
        <draw:frame draw:style-name="gr4" draw:text-style-name="P2" draw:layer="layout" svg:width="5cm" svg:height="0.962cm" svg:x="14.5cm" svg:y="3.114cm">
          <draw:text-box>
            <text:p>Oscillator 2 </text:p>
          </draw:text-box>
        </draw:frame>
        <draw:custom-shape draw:style-name="gr2" draw:text-style-name="P1" draw:layer="layout" svg:width="4cm" svg:height="4cm" svg:x="19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2cm" svg:x="19.5cm" svg:y="3.038cm">
          <draw:text-box>
            <text:p>Oscillator 3</text:p>
          </draw:text-box>
        </draw:frame>
        <draw:frame draw:style-name="gr6" draw:text-style-name="P2" draw:layer="layout" svg:width="3.5cm" svg:height="1.673cm" svg:x="1.5cm" svg:y="11.038cm">
          <draw:text-box>
            <text:p>Melody (array)</text:p>
          </draw:text-box>
        </draw:frame>
        <draw:frame draw:style-name="gr7" draw:text-style-name="P3" draw:layer="layout" svg:width="3cm" svg:height="1cm" svg:x="11cm" svg:y="2cm">
          <draw:text-box>
            <text:p><text:span text:style-name="T2">Saw</text:span></text:p>
          </draw:text-box>
        </draw:frame>
        <draw:frame draw:style-name="gr4" draw:text-style-name="P3" draw:layer="layout" svg:width="3.097cm" svg:height="0.962cm" svg:x="15cm" svg:y="2.152cm">
          <draw:text-box>
            <text:p><text:span text:style-name="T2">Saw 5th up</text:span></text:p>
          </draw:text-box>
        </draw:frame>
        <draw:frame draw:style-name="gr4" draw:text-style-name="P2" draw:layer="layout" svg:width="1cm" svg:height="0.962cm" svg:x="13.597cm" svg:y="4.076cm">
          <draw:text-box>
            <text:p>+</text:p>
          </draw:text-box>
        </draw:frame>
        <draw:frame draw:style-name="gr4" draw:text-style-name="P2" draw:layer="layout" svg:width="1cm" svg:height="0.962cm" svg:x="18.597cm" svg:y="4.076cm">
          <draw:text-box>
            <text:p>+</text:p>
          </draw:text-box>
        </draw:frame>
        <draw:line draw:style-name="gr8" draw:text-style-name="P4" draw:layer="layout" svg:x1="5cm" svg:y1="12cm" svg:x2="12.5cm" svg:y2="14cm">
          <text:p/>
        </draw:line>
        <draw:frame draw:style-name="gr7" draw:text-style-name="P2" draw:layer="layout" svg:width="4cm" svg:height="1cm" svg:x="24cm" svg:y="13cm">
          <draw:text-box>
            <text:p>Synthtick()</text:p>
          </draw:text-box>
        </draw:frame>
        <draw:custom-shape draw:style-name="gr9" draw:text-style-name="P4" draw:layer="layout" svg:width="19cm" svg:height="9cm" svg:x="9cm" svg:y="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cm" svg:height="2cm" svg:x="13cm" svg:y="13.5cm">
          <text:p text:style-name="P5">updatePitch()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cm" svg:height="1cm" svg:x="5cm" svg:y="11.038cm">
          <draw:text-box>
            <text:p>Mtof()</text:p>
          </draw:text-box>
        </draw:frame>
        <draw:frame draw:style-name="gr11" draw:text-style-name="P2" draw:layer="layout" svg:width="4.5cm" svg:height="1.5cm" svg:x="8cm" svg:y="12cm">
          <draw:text-box>
            <text:p>setpitch()</text:p>
          </draw:text-box>
        </draw:frame>
        <draw:frame draw:style-name="gr6" draw:text-style-name="P2" draw:layer="layout" svg:width="5.5cm" svg:height="1.673cm" svg:x="19cm" svg:y="10.5cm">
          <draw:text-box>
            <text:p>New Add_Synth</text:p>
          </draw:text-box>
        </draw:frame>
        <draw:frame draw:style-name="gr4" draw:text-style-name="P2" draw:layer="layout" svg:width="5cm" svg:height="0.962cm" svg:x="14.5cm" svg:y="10.5cm">
          <draw:text-box>
            <text:p>MySynths[] =</text:p>
          </draw:text-box>
        </draw:frame>
        <draw:line draw:style-name="gr12" draw:text-style-name="P4" draw:layer="layout" svg:x1="20.5cm" svg:y1="12cm" svg:x2="19.5cm" svg:y2="13cm">
          <text:p/>
        </draw:line>
        <draw:frame draw:style-name="gr4" draw:text-style-name="P2" draw:layer="layout" svg:width="4cm" svg:height="0.962cm" svg:x="24.5cm" svg:y="14.538cm">
          <draw:text-box>
            <text:p>Buffer</text:p>
          </draw:text-box>
        </draw:frame>
        <draw:line draw:style-name="gr13" draw:text-style-name="P4" draw:layer="layout" svg:x1="25.5cm" svg:y1="14.038cm" svg:x2="25.5cm" svg:y2="14.538cm">
          <text:p/>
        </draw:line>
        <draw:frame draw:style-name="gr14" draw:text-style-name="P2" draw:layer="layout" svg:width="8cm" svg:height="2.384cm" svg:x="21cm" svg:y="12cm">
          <draw:text-box>
            <text:p>MySynths[].Getsample()</text:p>
          </draw:text-box>
        </draw:frame>
        <draw:frame draw:style-name="gr7" draw:text-style-name="P2" draw:layer="layout" svg:width="5.5cm" svg:height="1cm" svg:x="10cm" svg:y="3.943cm">
          <draw:text-box>
            <text:p>getsample()</text:p>
          </draw:text-box>
        </draw:frame>
        <draw:frame draw:style-name="gr15" draw:text-style-name="P2" draw:layer="layout" svg:width="4cm" svg:height="0.962cm" svg:x="14.5cm" svg:y="4.076cm">
          <draw:text-box>
            <text:p>getsample()</text:p>
          </draw:text-box>
        </draw:frame>
        <draw:frame draw:style-name="gr7" draw:text-style-name="P2" draw:layer="layout" svg:width="5.5cm" svg:height="1cm" svg:x="19.5cm" svg:y="4cm">
          <draw:text-box>
            <text:p>getsample()</text:p>
          </draw:text-box>
        </draw:frame>
        <draw:frame draw:style-name="gr16" draw:text-style-name="P8" draw:layer="layout" svg:width="4cm" svg:height="1.361cm" svg:x="19.5cm" svg:y="2.139cm">
          <draw:text-box>
            <text:p text:style-name="P7"><text:span text:style-name="T2">S</text:span><text:span text:style-name="T2">q</text:span><text:span text:style-name="T2">u</text:span><text:span text:style-name="T2">ar</text:span><text:span text:style-name="T2">e </text:span><text:span text:style-name="T2">o</text:span><text:span text:style-name="T2">ct </text:span><text:span text:style-name="T2">u</text:span><text:span text:style-name="T2">p</text:span></text:p>
          </draw:text-box>
        </draw:frame>
        <draw:custom-shape draw:style-name="gr1" draw:text-style-name="P1" draw:layer="layout" svg:width="3.5cm" svg:height="4cm" svg:x="10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cm" svg:height="1.361cm" svg:x="10.5cm" svg:y="6.5cm">
          <draw:text-box>
            <text:p><text:span text:style-name="T2">Saw + detune</text:span></text:p>
          </draw:text-box>
        </draw:frame>
        <draw:frame draw:style-name="gr4" draw:text-style-name="P2" draw:layer="layout" svg:width="4cm" svg:height="0.962cm" svg:x="10cm" svg:y="8.038cm">
          <draw:text-box>
            <text:p>Oscillator 4</text:p>
          </draw:text-box>
        </draw:frame>
        <draw:custom-shape draw:style-name="gr2" draw:text-style-name="P1" draw:layer="layout" svg:width="4cm" svg:height="4cm" svg:x="14.5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cm" svg:height="1.361cm" svg:x="15cm" svg:y="6.5cm">
          <draw:text-box>
            <text:p><text:span text:style-name="T2">Saw 5th up + detune</text:span></text:p>
          </draw:text-box>
        </draw:frame>
        <draw:frame draw:style-name="gr4" draw:text-style-name="P2" draw:layer="layout" svg:width="4cm" svg:height="0.962cm" svg:x="14.5cm" svg:y="8.038cm">
          <draw:text-box>
            <text:p>Oscillator 5</text:p>
          </draw:text-box>
        </draw:frame>
        <draw:frame draw:style-name="gr4" draw:text-style-name="P2" draw:layer="layout" svg:width="6cm" svg:height="0.962cm" svg:x="11cm" svg:y="12.038cm">
          <draw:text-box>
            <text:p>createOscillator()</text:p>
          </draw:text-box>
        </draw:frame>
        <draw:custom-shape draw:style-name="gr1" draw:text-style-name="P1" draw:layer="layout" svg:width="3.5cm" svg:height="4cm" svg:x="10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cm" svg:height="1.361cm" svg:x="10.5cm" svg:y="6.5cm">
          <draw:text-box>
            <text:p><text:span text:style-name="T2">Saw + detune</text:span></text:p>
          </draw:text-box>
        </draw:frame>
        <draw:frame draw:style-name="gr4" draw:text-style-name="P2" draw:layer="layout" svg:width="4cm" svg:height="0.962cm" svg:x="10cm" svg:y="8.038cm">
          <draw:text-box>
            <text:p>Oscillator 4</text:p>
          </draw:text-box>
        </draw:frame>
        <draw:custom-shape draw:style-name="gr2" draw:text-style-name="P1" draw:layer="layout" svg:width="4cm" svg:height="4cm" svg:x="19.5cm" svg:y="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5cm" svg:height="1.916cm" svg:x="20cm" svg:y="6.5cm">
          <draw:text-box>
            <text:p><text:span text:style-name="T2">Square oct up + detune</text:span></text:p>
          </draw:text-box>
        </draw:frame>
        <draw:frame draw:style-name="gr4" draw:text-style-name="P2" draw:layer="layout" svg:width="4cm" svg:height="0.962cm" svg:x="19.5cm" svg:y="8.038cm">
          <draw:text-box>
            <text:p>Oscillator 6</text:p>
          </draw:text-box>
        </draw:frame>
        <draw:frame draw:style-name="gr18" draw:text-style-name="P2" draw:layer="layout" svg:width="1cm" svg:height="0.962cm" svg:x="13.5cm" svg:y="8cm">
          <draw:text-box>
            <text:p>+</text:p>
          </draw:text-box>
        </draw:frame>
        <draw:frame draw:style-name="gr18" draw:text-style-name="P2" draw:layer="layout" svg:width="1cm" svg:height="0.962cm" svg:x="18.5cm" svg:y="8cm">
          <draw:text-box>
            <text:p>+</text:p>
          </draw:text-box>
        </draw:frame>
        <draw:frame draw:style-name="gr19" draw:text-style-name="P9" draw:layer="layout" svg:width="2.5cm" svg:height="1.538cm" svg:x="25cm" svg:y="5.462cm">
          <draw:text-box>
            <text:p>/6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6:10.970634371</meta:creation-date>
    <dc:date>2022-12-22T16:28:59.025427662</dc:date>
    <meta:editing-duration>PT35M54S</meta:editing-duration>
    <meta:editing-cycles>12</meta:editing-cycles>
    <meta:generator>LibreOffice/7.2.1.2$MacOSX_X86_64 LibreOffice_project/87b77fad49947c1441b67c559c339af8f3517e22</meta:generator>
    <meta:document-statistic meta:object-count="67"/>
  </office:meta>
</office:document-meta>
</file>